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Standard" style:list-style-name="L1">
      <style:text-properties fo:language="ru" fo:country="RU" officeooo:rsid="000108e7" officeooo:paragraph-rsid="000108e7"/>
    </style:style>
    <style:style style:name="P8" style:family="paragraph" style:parent-style-name="Standard" style:list-style-name="L2">
      <style:text-properties fo:language="ru" fo:country="RU" officeooo:rsid="000108e7" officeooo:paragraph-rsid="000108e7"/>
    </style:style>
    <style:style style:name="P9" style:family="paragraph" style:parent-style-name="Standard" style:list-style-name="L3">
      <style:text-properties fo:language="ru" fo:country="RU" officeooo:rsid="000108e7" officeooo:paragraph-rsid="000108e7"/>
    </style:style>
    <style:style style:name="P10" style:family="paragraph" style:parent-style-name="Standard">
      <style:text-properties fo:language="ru" fo:country="RU" officeooo:rsid="000108e7" officeooo:paragraph-rsid="000108e7"/>
    </style:style>
    <style:style style:name="P11" style:family="paragraph" style:parent-style-name="Standard" style:list-style-name="L1">
      <style:text-properties fo:language="ru" fo:country="RU" officeooo:rsid="0003c2eb" officeooo:paragraph-rsid="0003c2eb"/>
    </style:style>
    <style:style style:name="P12" style:family="paragraph" style:parent-style-name="Standard" style:list-style-name="L4">
      <style:text-properties fo:language="ru" fo:country="RU" officeooo:rsid="0003c2eb" officeooo:paragraph-rsid="0003c2eb"/>
    </style:style>
    <style:style style:name="P13" style:family="paragraph" style:parent-style-name="Standard" style:list-style-name="L4">
      <style:text-properties fo:language="ru" fo:country="RU" officeooo:rsid="00012020" officeooo:paragraph-rsid="00012020"/>
    </style:style>
    <style:style style:name="P14" style:family="paragraph" style:parent-style-name="Standard" style:list-style-name="L4">
      <style:text-properties fo:language="ru" fo:country="RU" officeooo:rsid="0005b444" officeooo:paragraph-rsid="0005b444"/>
    </style:style>
    <style:style style:name="P15" style:family="paragraph" style:parent-style-name="Standard" style:list-style-name="L4">
      <style:text-properties fo:language="ru" fo:country="RU" officeooo:rsid="0005b444" officeooo:paragraph-rsid="000572a6"/>
    </style:style>
    <style:style style:name="P16" style:family="paragraph" style:parent-style-name="Standard" style:list-style-name="L4">
      <style:text-properties fo:language="ru" fo:country="RU" officeooo:rsid="00052123" officeooo:paragraph-rsid="00052123"/>
    </style:style>
    <style:style style:name="P17" style:family="paragraph" style:parent-style-name="Standard" style:list-style-name="L4">
      <style:text-properties fo:language="ru" fo:country="RU" officeooo:rsid="0006b284" officeooo:paragraph-rsid="0006b284"/>
    </style:style>
    <style:style style:name="P18" style:family="paragraph" style:parent-style-name="Standard" style:list-style-name="L4">
      <style:text-properties fo:language="ru" fo:country="RU" officeooo:rsid="0006b284" officeooo:paragraph-rsid="00052123"/>
    </style:style>
    <style:style style:name="P19" style:family="paragraph" style:parent-style-name="Standard" style:list-style-name="L4">
      <style:text-properties fo:language="ru" fo:country="RU" officeooo:rsid="000572a6" officeooo:paragraph-rsid="000572a6"/>
    </style:style>
    <style:style style:name="P20" style:family="paragraph" style:parent-style-name="Standard" style:list-style-name="L4">
      <style:text-properties fo:language="ru" fo:country="RU" officeooo:rsid="00085a6f" officeooo:paragraph-rsid="00085a6f"/>
    </style:style>
    <style:style style:name="P21" style:family="paragraph" style:parent-style-name="Standard" style:list-style-name="L4">
      <style:text-properties officeooo:rsid="000572a6" officeooo:paragraph-rsid="000572a6"/>
    </style:style>
    <style:style style:name="P22" style:family="paragraph" style:parent-style-name="Standard" style:list-style-name="L4">
      <style:text-properties officeooo:rsid="0005b444" officeooo:paragraph-rsid="0005b444"/>
    </style:style>
    <style:style style:name="P23" style:family="paragraph" style:parent-style-name="Standard">
      <style:paragraph-properties fo:break-before="page"/>
      <style:text-properties fo:language="ru" fo:country="RU" officeooo:rsid="000108e7" officeooo:paragraph-rsid="000108e7"/>
    </style:style>
    <style:style style:name="P24" style:family="paragraph" style:parent-style-name="Text_20_body">
      <style:text-properties officeooo:rsid="000e55f2" officeooo:paragraph-rsid="000e55f2"/>
    </style:style>
    <style:style style:name="P25" style:family="paragraph" style:parent-style-name="Heading_20_1">
      <style:paragraph-properties fo:break-before="page"/>
      <style:text-properties fo:language="ru" fo:country="RU" officeooo:rsid="000e55f2" officeooo:paragraph-rsid="000e55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fo:language="ru" fo:country="RU" officeooo:rsid="000e55f2"/>
    </style:style>
    <style:style style:name="T6" style:family="text">
      <style:text-properties officeooo:rsid="0003c2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3"/>
      <text:p text:style-name="P2">Чего ожидают игроки </text:p>
      <text:list xml:id="list3870766742" text:style-name="L1">
        <text:list-item>
          <text:p text:style-name="P7">шутер</text:p>
        </text:list-item>
        <text:list-item>
          <text:p text:style-name="P7">сюжет</text:p>
        </text:list-item>
        <text:list-item>
          <text:p text:style-name="P7">кооператив</text:p>
        </text:list-item>
        <text:list-item>
          <text:p text:style-name="P7">редактор</text:p>
        </text:list-item>
        <text:list-item>
          <text:p text:style-name="P7">аниме стилистику</text:p>
        </text:list-item>
        <text:list-item>
          <text:p text:style-name="P7">контент </text:p>
        </text:list-item>
        <text:list-item>
          <text:p text:style-name="P11">плюшки</text:p>
        </text:list-item>
      </text:list>
      <text:p text:style-name="P2">технические функции которые нужно реализовать</text:p>
      <text:p text:style-name="P2"/>
      <text:list xml:id="list1404098373" text:style-name="L2">
        <text:list-item>
          <text:p text:style-name="P8">одиночное сражение с ботами</text:p>
        </text:list-item>
      </text:list>
      <text:list xml:id="list3865948731" text:style-name="L3">
        <text:list-item>
          <text:p text:style-name="P9">возможность выбрать карту</text:p>
        </text:list-item>
        <text:list-item>
          <text:p text:style-name="P9">гемплей на карте</text:p>
        </text:list-item>
        <text:list-item>
          <text:p text:style-name="P9">простейший ии</text:p>
        </text:list-item>
        <text:list-item>
          <text:p text:style-name="P9">игровая статистика</text:p>
        </text:list-item>
      </text:list>
      <text:list xml:id="list840692266" text:style-name="L4">
        <text:list-item>
          <text:p text:style-name="P13">компания</text:p>
          <text:list>
            <text:list-item>
              <text:p text:style-name="P13">сюжет</text:p>
            </text:list-item>
            <text:list-item>
              <text:p text:style-name="P13">гемплей со сменой уровней сложности</text:p>
            </text:list-item>
            <text:list-item>
              <text:p text:style-name="P13">показ спрайтов текста</text:p>
            </text:list-item>
            <text:list-item>
              <text:p text:style-name="P13">система открытия карт по мере прохождения компании</text:p>
            </text:list-item>
            <text:list-item>
              <text:p text:style-name="P13">реализация босов</text:p>
            </text:list-item>
            <text:list-item>
              <text:p text:style-name="P13">ии для союзника</text:p>
            </text:list-item>
            <text:list-item>
              <text:p text:style-name="P14">возрастание сложности от миссии к миссии</text:p>
            </text:list-item>
          </text:list>
        </text:list-item>
        <text:list-item>
          <text:p text:style-name="P13">кооператив</text:p>
          <text:list>
            <text:list-item>
              <text:p text:style-name="P13">подключение 1 игрока к другому</text:p>
            </text:list-item>
            <text:list-item>
              <text:p text:style-name="P13">синхронизация карт и сложности</text:p>
            </text:list-item>
            <text:list-item>
              <text:p text:style-name="P13">расширение компании для нескольких <text:span text:style-name="T6">игроков</text:span></text:p>
            </text:list-item>
          </text:list>
        </text:list-item>
        <text:list-item>
          <text:p text:style-name="P12">сетевое сражение</text:p>
          <text:list>
            <text:list-item>
              <text:p text:style-name="P12">назначение команд</text:p>
            </text:list-item>
            <text:list-item>
              <text:p text:style-name="P12">выбор режима карт</text:p>
            </text:list-item>
          </text:list>
        </text:list-item>
        <text:list-item>
          <text:p text:style-name="P12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94245079414999" text:continue-numbering="true" text:style-name="L4">
        <text:list-item>
          <text:p text:style-name="P16">главное меню</text:p>
          <text:list>
            <text:list-item>
              <text:p text:style-name="P16">компания</text:p>
              <text:list>
                <text:list-item>
                  <text:p text:style-name="P16">кооператив</text:p>
                  <text:list>
                    <text:list-item>
                      <text:p text:style-name="P17">создать сервер</text:p>
                    </text:list-item>
                    <text:list-item>
                      <text:p text:style-name="P17">подключится</text:p>
                    </text:list-item>
                  </text:list>
                </text:list-item>
                <text:list-item>
                  <text:p text:style-name="P16">одиночная</text:p>
                </text:list-item>
              </text:list>
            </text:list-item>
            <text:list-item>
              <text:p text:style-name="P16">сражение</text:p>
              <text:list>
                <text:list-item>
                  <text:p text:style-name="P16">одиночное </text:p>
                </text:list-item>
                <text:list-item>
                  <text:p text:style-name="P18">мультиплеер </text:p>
                </text:list-item>
              </text:list>
            </text:list-item>
            <text:list-item>
              <text:p text:style-name="P16">настройки</text:p>
            </text:list-item>
            <text:list-item>
              <text:p text:style-name="P16">редактор</text:p>
            </text:list-item>
          </text:list>
        </text:list-item>
      </text:list>
      <text:p text:style-name="P1"><text:soft-page-break/></text:p>
      <text:list xml:id="list194245089300887" text:continue-numbering="true" text:style-name="L4">
        <text:list-item>
          <text:p text:style-name="P16">одиночное сражение</text:p>
          <text:list>
            <text:list-item>
              <text:p text:style-name="P21"><text:span text:style-name="T2">с</text:span><text:span text:style-name="T1">писок режимов</text:span></text:p>
            </text:list-item>
            <text:list-item>
              <text:p text:style-name="P21"><text:span text:style-name="T2">с</text:span><text:span text:style-name="T1">писок карт</text:span></text:p>
            </text:list-item>
            <text:list-item>
              <text:p text:style-name="P15">уровень ботов</text:p>
            </text:list-item>
            <text:list-item>
              <text:p text:style-name="P19">кнопки подтвердить сбросить</text:p>
            </text:list-item>
            <text:list-item>
              <text:p text:style-name="P19">кнопка назад</text:p>
            </text:list-item>
          </text:list>
        </text:list-item>
        <text:list-item>
          <text:p text:style-name="P19">одиночка компания</text:p>
          <text:list>
            <text:list-item>
              <text:p text:style-name="P14">выбор миссии</text:p>
            </text:list-item>
            <text:list-item>
              <text:p text:style-name="P14">кнопка играть</text:p>
            </text:list-item>
            <text:list-item>
              <text:p text:style-name="P14">кнопка назад</text:p>
            </text:list-item>
          </text:list>
        </text:list-item>
        <text:list-item>
          <text:p text:style-name="P22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17">мой порт</text:p>
            </text:list-item>
            <text:list-item>
              <text:p text:style-name="P17">мой айпи</text:p>
            </text:list-item>
            <text:list-item>
              <text:p text:style-name="P17">пароль</text:p>
            </text:list-item>
            <text:list-item>
              <text:p text:style-name="P20">кнопка запустить сервер </text:p>
            </text:list-item>
            <text:list-item>
              <text:p text:style-name="P20">кнопка назад</text:p>
            </text:list-item>
          </text:list>
        </text:list-item>
        <text:list-item>
          <text:p text:style-name="P20">кооператив подключится</text:p>
          <text:list>
            <text:list-item>
              <text:p text:style-name="P20">указать порт </text:p>
            </text:list-item>
            <text:list-item>
              <text:p text:style-name="P20">указать айпи</text:p>
            </text:list-item>
            <text:list-item>
              <text:p text:style-name="P20">указать пароль</text:p>
            </text:list-item>
            <text:list-item>
              <text:p text:style-name="P20">кнопка подключится</text:p>
            </text:list-item>
            <text:list-item>
              <text:p text:style-name="P20">кнопка назад</text:p>
            </text:list-item>
          </text:list>
        </text:list-item>
        <text:list-item>
          <text:p text:style-name="P20">кооператив выбор миссии</text:p>
          <text:list>
            <text:list-item>
              <text:p text:style-name="P20">выбор миссии</text:p>
            </text:list-item>
            <text:list-item>
              <text:p text:style-name="P20">кнопка играть</text:p>
            </text:list-item>
            <text:list-item>
              <text:p text:style-name="P20">кнопка назад</text:p>
            </text:list-item>
          </text:list>
        </text:list-item>
      </text:list>
      <text:h text:style-name="P25" text:outline-level="1">Текущие задачи</text:h>
      <text:p text:style-name="P24"><text:span text:style-name="T1">Реализовать один слой блоков фонов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6-04T19:42:42.959000000</dc:date>
    <meta:editing-duration>PT39M3S</meta:editing-duration>
    <meta:editing-cycles>5</meta:editing-cycles>
    <meta:document-statistic meta:table-count="0" meta:image-count="0" meta:object-count="0" meta:page-count="4" meta:paragraph-count="72" meta:word-count="235" meta:character-count="1309" meta:non-whitespace-character-count="1205"/>
  </office:meta>
</office:document-meta>
</file>